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winkel des strahls grad</text:p>
          </table:table-cell>
          <table:table-cell table:style-name="ce1" office:value-type="string">
            <text:p><text:span text:style-name="T1">winkel laser</text:span></text:p>
          </table:table-cell>
          <table:table-cell office:value-type="string">
            <text:p>winkel detektor</text:p>
          </table:table-cell>
          <table:table-cell office:value-type="string">
            <text:p>I max</text:p>
          </table:table-cell>
          <table:table-cell office:value-type="string">
            <text:p>I min</text:p>
          </table:table-cell>
          <table:table-cell office:value-type="string">
            <text:p>Off-Set</text:p>
          </table:table-cell>
          <table:table-cell office:value-type="string">
            <text:p>kommentar</text:p>
          </table:table-cell>
          <table:table-cell office:value-type="string">
            <text:p>imaxb</text:p>
          </table:table-cell>
          <table:table-cell office:value-type="string">
            <text:p>iminb</text:p>
          </table:table-cell>
          <table:table-cell office:value-type="string">
            <text:p>andere daten</text:p>
          </table:table-cell>
          <table:table-cell/>
          <table:table-cell office:value-type="string">
            <text:p>Kontrast</text:p>
          </table:table-cell>
        </table:table-row>
        <table:table-row table:style-name="ro1">
          <table:table-cell table:formula="of:=ABS([.B2]-[.C2])/2" office:value-type="float" office:value="20">
            <text:p>20</text:p>
          </table:table-cell>
          <table:table-cell office:value-type="float" office:value="-45">
            <text:p>-45</text:p>
          </table:table-cell>
          <table:table-cell office:value-type="float" office:value="-5">
            <text:p>-5</text:p>
          </table:table-cell>
          <table:table-cell office:value-type="float" office:value="-0.19">
            <text:p>-0,19</text:p>
          </table:table-cell>
          <table:table-cell office:value-type="float" office:value="-0.205">
            <text:p>-0,205</text:p>
          </table:table-cell>
          <table:table-cell office:value-type="float" office:value="-0.499">
            <text:p>-0,499</text:p>
          </table:table-cell>
          <table:table-cell office:value-type="string">
            <text:p>detektor bei 5 laser bei 45</text:p>
          </table:table-cell>
          <table:table-cell table:formula="of:=-1*[.F2]-[.D2]" office:value-type="float" office:value="0.689">
            <text:p>0,689</text:p>
          </table:table-cell>
          <table:table-cell table:formula="of:=-1*[.F2]-[.E2]" office:value-type="float" office:value="0.704">
            <text:p>0,704</text:p>
          </table:table-cell>
          <table:table-cell office:value-type="string">
            <text:p>step size 0,02, analyzer a gleich 316 grad,p-polarisiert</text:p>
          </table:table-cell>
          <table:table-cell/>
          <table:table-cell table:formula="of:=([.H2]-[.I2])/([.H2]+[.I2])" office:value-type="float" office:value="-0.0107681263460157">
            <text:p>-0,0107681263</text:p>
          </table:table-cell>
        </table:table-row>
        <table:table-row table:style-name="ro1">
          <table:table-cell table:formula="of:=ABS([.B3]-[.C3])/2" office:value-type="float" office:value="22.5">
            <text:p>22,5</text:p>
          </table:table-cell>
          <table:table-cell office:value-type="float" office:value="-45">
            <text:p>-45</text:p>
          </table:table-cell>
          <table:table-cell office:value-type="float" office:value="0">
            <text:p>0</text:p>
          </table:table-cell>
          <table:table-cell office:value-type="float" office:value="-0.111">
            <text:p>-0,111</text:p>
          </table:table-cell>
          <table:table-cell office:value-type="float" office:value="-0.143">
            <text:p>-0,143</text:p>
          </table:table-cell>
          <table:table-cell office:value-type="float" office:value="-0.499">
            <text:p>-0,499</text:p>
          </table:table-cell>
          <table:table-cell/>
          <table:table-cell table:formula="of:=-1*[.F3]-[.D3]" office:value-type="float" office:value="0.61">
            <text:p>0,61</text:p>
          </table:table-cell>
          <table:table-cell table:formula="of:=-1*[.F3]-[.E3]" office:value-type="float" office:value="0.642">
            <text:p>0,642</text:p>
          </table:table-cell>
          <table:table-cell table:number-columns-repeated="2"/>
          <table:table-cell table:formula="of:=([.H3]-[.I3])/([.H3]+[.I3])" office:value-type="float" office:value="-0.0255591054313099">
            <text:p>-0,0255591054</text:p>
          </table:table-cell>
        </table:table-row>
        <table:table-row table:style-name="ro1">
          <table:table-cell table:formula="of:=ABS([.B4]-[.C4])/2" office:value-type="float" office:value="25">
            <text:p>25</text:p>
          </table:table-cell>
          <table:table-cell office:value-type="float" office:value="-45">
            <text:p>-45</text:p>
          </table:table-cell>
          <table:table-cell office:value-type="float" office:value="5">
            <text:p>5</text:p>
          </table:table-cell>
          <table:table-cell office:value-type="float" office:value="-0.125">
            <text:p>-0,125</text:p>
          </table:table-cell>
          <table:table-cell office:value-type="float" office:value="-0.158">
            <text:p>-0,158</text:p>
          </table:table-cell>
          <table:table-cell office:value-type="float" office:value="-0.499">
            <text:p>-0,499</text:p>
          </table:table-cell>
          <table:table-cell/>
          <table:table-cell table:formula="of:=-1*[.F4]-[.D4]" office:value-type="float" office:value="0.624">
            <text:p>0,624</text:p>
          </table:table-cell>
          <table:table-cell table:formula="of:=-1*[.F4]-[.E4]" office:value-type="float" office:value="0.657">
            <text:p>0,657</text:p>
          </table:table-cell>
          <table:table-cell table:number-columns-repeated="2"/>
          <table:table-cell table:formula="of:=([.H4]-[.I4])/([.H4]+[.I4])" office:value-type="float" office:value="-0.0257611241217799">
            <text:p>-0,0257611241</text:p>
          </table:table-cell>
        </table:table-row>
        <table:table-row table:style-name="ro1">
          <table:table-cell table:formula="of:=ABS([.B5]-[.C5])/2" office:value-type="float" office:value="27.5">
            <text:p>27,5</text:p>
          </table:table-cell>
          <table:table-cell office:value-type="float" office:value="-45">
            <text:p>-45</text:p>
          </table:table-cell>
          <table:table-cell office:value-type="float" office:value="10">
            <text:p>10</text:p>
          </table:table-cell>
          <table:table-cell office:value-type="float" office:value="-0.119">
            <text:p>-0,119</text:p>
          </table:table-cell>
          <table:table-cell office:value-type="float" office:value="-0.154">
            <text:p>-0,154</text:p>
          </table:table-cell>
          <table:table-cell office:value-type="float" office:value="-0.499">
            <text:p>-0,499</text:p>
          </table:table-cell>
          <table:table-cell/>
          <table:table-cell table:formula="of:=-1*[.F5]-[.D5]" office:value-type="float" office:value="0.618">
            <text:p>0,618</text:p>
          </table:table-cell>
          <table:table-cell table:formula="of:=-1*[.F5]-[.E5]" office:value-type="float" office:value="0.653">
            <text:p>0,653</text:p>
          </table:table-cell>
          <table:table-cell table:number-columns-repeated="2"/>
          <table:table-cell table:formula="of:=([.H5]-[.I5])/([.H5]+[.I5])" office:value-type="float" office:value="-0.0275373721479151">
            <text:p>-0,0275373721</text:p>
          </table:table-cell>
        </table:table-row>
        <table:table-row table:style-name="ro1">
          <table:table-cell table:formula="of:=ABS([.B6]-[.C6])/2" office:value-type="float" office:value="30">
            <text:p>30</text:p>
          </table:table-cell>
          <table:table-cell office:value-type="float" office:value="-45">
            <text:p>-45</text:p>
          </table:table-cell>
          <table:table-cell office:value-type="float" office:value="15">
            <text:p>15</text:p>
          </table:table-cell>
          <table:table-cell office:value-type="float" office:value="-0.098">
            <text:p>-0,098</text:p>
          </table:table-cell>
          <table:table-cell office:value-type="float" office:value="-0.138">
            <text:p>-0,138</text:p>
          </table:table-cell>
          <table:table-cell office:value-type="float" office:value="-0.499">
            <text:p>-0,499</text:p>
          </table:table-cell>
          <table:table-cell office:value-type="string">
            <text:p>nach labview absturz</text:p>
          </table:table-cell>
          <table:table-cell table:formula="of:=-1*[.F6]-[.D6]" office:value-type="float" office:value="0.597">
            <text:p>0,597</text:p>
          </table:table-cell>
          <table:table-cell table:formula="of:=-1*[.F6]-[.E6]" office:value-type="float" office:value="0.637">
            <text:p>0,637</text:p>
          </table:table-cell>
          <table:table-cell table:number-columns-repeated="2"/>
          <table:table-cell table:formula="of:=([.H6]-[.I6])/([.H6]+[.I6])" office:value-type="float" office:value="-0.0324149108589952">
            <text:p>-0,0324149109</text:p>
          </table:table-cell>
        </table:table-row>
        <table:table-row table:style-name="ro1">
          <table:table-cell table:formula="of:=ABS([.B7]-[.C7])/2" office:value-type="float" office:value="32.5">
            <text:p>32,5</text:p>
          </table:table-cell>
          <table:table-cell office:value-type="float" office:value="-45">
            <text:p>-45</text:p>
          </table:table-cell>
          <table:table-cell office:value-type="float" office:value="20">
            <text:p>20</text:p>
          </table:table-cell>
          <table:table-cell office:value-type="float" office:value="-0.078">
            <text:p>-0,078</text:p>
          </table:table-cell>
          <table:table-cell office:value-type="float" office:value="-0.122">
            <text:p>-0,122</text:p>
          </table:table-cell>
          <table:table-cell office:value-type="float" office:value="-0.499">
            <text:p>-0,499</text:p>
          </table:table-cell>
          <table:table-cell/>
          <table:table-cell table:formula="of:=-1*[.F7]-[.D7]" office:value-type="float" office:value="0.577">
            <text:p>0,577</text:p>
          </table:table-cell>
          <table:table-cell table:formula="of:=-1*[.F7]-[.E7]" office:value-type="float" office:value="0.621">
            <text:p>0,621</text:p>
          </table:table-cell>
          <table:table-cell table:number-columns-repeated="2"/>
          <table:table-cell table:formula="of:=([.H7]-[.I7])/([.H7]+[.I7])" office:value-type="float" office:value="-0.0367278797996661">
            <text:p>-0,0367278798</text:p>
          </table:table-cell>
        </table:table-row>
        <table:table-row table:style-name="ro1">
          <table:table-cell table:formula="of:=ABS([.B8]-[.C8])/2" office:value-type="float" office:value="35">
            <text:p>35</text:p>
          </table:table-cell>
          <table:table-cell office:value-type="float" office:value="-45">
            <text:p>-45</text:p>
          </table:table-cell>
          <table:table-cell office:value-type="float" office:value="25">
            <text:p>25</text:p>
          </table:table-cell>
          <table:table-cell office:value-type="float" office:value="-0.064">
            <text:p>-0,064</text:p>
          </table:table-cell>
          <table:table-cell office:value-type="float" office:value="-0.111">
            <text:p>-0,111</text:p>
          </table:table-cell>
          <table:table-cell office:value-type="float" office:value="-0.499">
            <text:p>-0,499</text:p>
          </table:table-cell>
          <table:table-cell/>
          <table:table-cell table:formula="of:=-1*[.F8]-[.D8]" office:value-type="float" office:value="0.563">
            <text:p>0,563</text:p>
          </table:table-cell>
          <table:table-cell table:formula="of:=-1*[.F8]-[.E8]" office:value-type="float" office:value="0.61">
            <text:p>0,61</text:p>
          </table:table-cell>
          <table:table-cell table:number-columns-repeated="2"/>
          <table:table-cell table:formula="of:=([.H8]-[.I8])/([.H8]+[.I8])" office:value-type="float" office:value="-0.0400682011935209">
            <text:p>-0,0400682012</text:p>
          </table:table-cell>
        </table:table-row>
        <table:table-row table:style-name="ro1">
          <table:table-cell table:formula="of:=ABS([.B9]-[.C9])/2" office:value-type="float" office:value="37.5">
            <text:p>37,5</text:p>
          </table:table-cell>
          <table:table-cell office:value-type="float" office:value="-45">
            <text:p>-45</text:p>
          </table:table-cell>
          <table:table-cell office:value-type="float" office:value="30">
            <text:p>30</text:p>
          </table:table-cell>
          <table:table-cell office:value-type="float" office:value="-0.11">
            <text:p>-0,11</text:p>
          </table:table-cell>
          <table:table-cell office:value-type="float" office:value="-0.144">
            <text:p>-0,144</text:p>
          </table:table-cell>
          <table:table-cell office:value-type="float" office:value="-0.499">
            <text:p>-0,499</text:p>
          </table:table-cell>
          <table:table-cell/>
          <table:table-cell table:formula="of:=-1*[.F9]-[.D9]" office:value-type="float" office:value="0.609">
            <text:p>0,609</text:p>
          </table:table-cell>
          <table:table-cell table:formula="of:=-1*[.F9]-[.E9]" office:value-type="float" office:value="0.643">
            <text:p>0,643</text:p>
          </table:table-cell>
          <table:table-cell table:number-columns-repeated="2"/>
          <table:table-cell table:formula="of:=([.H9]-[.I9])/([.H9]+[.I9])" office:value-type="float" office:value="-0.0271565495207668">
            <text:p>-0,0271565495</text:p>
          </table:table-cell>
        </table:table-row>
        <table:table-row table:style-name="ro1">
          <table:table-cell table:formula="of:=ABS([.B10]-[.C10])/2" office:value-type="float" office:value="40">
            <text:p>40</text:p>
          </table:table-cell>
          <table:table-cell office:value-type="float" office:value="-45">
            <text:p>-45</text:p>
          </table:table-cell>
          <table:table-cell office:value-type="float" office:value="35">
            <text:p>35</text:p>
          </table:table-cell>
          <table:table-cell office:value-type="float" office:value="-0.1">
            <text:p>-0,1</text:p>
          </table:table-cell>
          <table:table-cell office:value-type="float" office:value="-0.132">
            <text:p>-0,132</text:p>
          </table:table-cell>
          <table:table-cell office:value-type="float" office:value="-0.499">
            <text:p>-0,499</text:p>
          </table:table-cell>
          <table:table-cell/>
          <table:table-cell table:formula="of:=-1*[.F10]-[.D10]" office:value-type="float" office:value="0.599">
            <text:p>0,599</text:p>
          </table:table-cell>
          <table:table-cell table:formula="of:=-1*[.F10]-[.E10]" office:value-type="float" office:value="0.631">
            <text:p>0,631</text:p>
          </table:table-cell>
          <table:table-cell table:number-columns-repeated="2"/>
          <table:table-cell table:formula="of:=([.H10]-[.I10])/([.H10]+[.I10])" office:value-type="float" office:value="-0.0260162601626016">
            <text:p>-0,0260162602</text:p>
          </table:table-cell>
        </table:table-row>
        <table:table-row table:style-name="ro1">
          <table:table-cell table:formula="of:=ABS([.B11]-[.C11])/2" office:value-type="float" office:value="42.5">
            <text:p>42,5</text:p>
          </table:table-cell>
          <table:table-cell office:value-type="float" office:value="-45">
            <text:p>-45</text:p>
          </table:table-cell>
          <table:table-cell office:value-type="float" office:value="40">
            <text:p>40</text:p>
          </table:table-cell>
          <table:table-cell office:value-type="float" office:value="-0.074">
            <text:p>-0,074</text:p>
          </table:table-cell>
          <table:table-cell office:value-type="float" office:value="-0.109">
            <text:p>-0,109</text:p>
          </table:table-cell>
          <table:table-cell office:value-type="float" office:value="-0.499">
            <text:p>-0,499</text:p>
          </table:table-cell>
          <table:table-cell/>
          <table:table-cell table:formula="of:=-1*[.F11]-[.D11]" office:value-type="float" office:value="0.573">
            <text:p>0,573</text:p>
          </table:table-cell>
          <table:table-cell table:formula="of:=-1*[.F11]-[.E11]" office:value-type="float" office:value="0.608">
            <text:p>0,608</text:p>
          </table:table-cell>
          <table:table-cell table:number-columns-repeated="2"/>
          <table:table-cell table:formula="of:=([.H11]-[.I11])/([.H11]+[.I11])" office:value-type="float" office:value="-0.0296359017781541">
            <text:p>-0,0296359018</text:p>
          </table:table-cell>
        </table:table-row>
        <table:table-row table:style-name="ro1">
          <table:table-cell table:formula="of:=ABS([.B12]-[.C12])/2" office:value-type="float" office:value="45">
            <text:p>45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0.063">
            <text:p>-0,063</text:p>
          </table:table-cell>
          <table:table-cell office:value-type="float" office:value="-0.097">
            <text:p>-0,097</text:p>
          </table:table-cell>
          <table:table-cell office:value-type="float" office:value="-0.499">
            <text:p>-0,499</text:p>
          </table:table-cell>
          <table:table-cell/>
          <table:table-cell table:formula="of:=-1*[.F12]-[.D12]" office:value-type="float" office:value="0.562">
            <text:p>0,562</text:p>
          </table:table-cell>
          <table:table-cell table:formula="of:=-1*[.F12]-[.E12]" office:value-type="float" office:value="0.596">
            <text:p>0,596</text:p>
          </table:table-cell>
          <table:table-cell table:number-columns-repeated="2"/>
          <table:table-cell table:formula="of:=([.H12]-[.I12])/([.H12]+[.I12])" office:value-type="float" office:value="-0.0293609671848013">
            <text:p>-0,0293609672</text:p>
          </table:table-cell>
        </table:table-row>
        <table:table-row table:style-name="ro1">
          <table:table-cell table:formula="of:=ABS([.B13]-[.C13])/2" office:value-type="float" office:value="47.5">
            <text:p>47,5</text:p>
          </table:table-cell>
          <table:table-cell office:value-type="float" office:value="-45">
            <text:p>-45</text:p>
          </table:table-cell>
          <table:table-cell office:value-type="float" office:value="50">
            <text:p>50</text:p>
          </table:table-cell>
          <table:table-cell office:value-type="float" office:value="-0.024">
            <text:p>-0,024</text:p>
          </table:table-cell>
          <table:table-cell office:value-type="float" office:value="-0.063">
            <text:p>-0,063</text:p>
          </table:table-cell>
          <table:table-cell office:value-type="float" office:value="-0.499">
            <text:p>-0,499</text:p>
          </table:table-cell>
          <table:table-cell/>
          <table:table-cell table:formula="of:=-1*[.F13]-[.D13]" office:value-type="float" office:value="0.523">
            <text:p>0,523</text:p>
          </table:table-cell>
          <table:table-cell table:formula="of:=-1*[.F13]-[.E13]" office:value-type="float" office:value="0.562">
            <text:p>0,562</text:p>
          </table:table-cell>
          <table:table-cell table:number-columns-repeated="2"/>
          <table:table-cell table:formula="of:=([.H13]-[.I13])/([.H13]+[.I13])" office:value-type="float" office:value="-0.0359447004608295">
            <text:p>-0,0359447005</text:p>
          </table:table-cell>
        </table:table-row>
        <table:table-row table:style-name="ro1">
          <table:table-cell>
            <draw:frame table:end-cell-address="Tabelle1.D29" table:end-x="1.325cm" table:end-y="0.352cm" draw:z-index="0" draw:style-name="gr1" svg:width="7.999cm" svg:height="6.999cm" svg:x="0.1cm" svg:y="0.101cm">
              <draw:object draw:notify-on-update-of-ranges="Tabelle1.A4:Tabelle1.A13 Tabelle1.L4:Tabelle1.L13" xlink:href="./Object 1" xlink:type="simple" xlink:show="embed" xlink:actuate="onLoad"/>
              <draw:image xlink:href="./ObjectReplacements/Object 1" xlink:type="simple" xlink:show="embed" xlink:actuate="onLoad"/>
            </draw:frame>
            <draw:frame table:end-cell-address="Tabelle1.D29" table:end-x="1.325cm" table:end-y="0.352cm" draw:z-index="1" draw:style-name="gr1" svg:width="7.999cm" svg:height="6.999cm" svg:x="0.1cm" svg:y="0.101cm">
              <draw:object draw:notify-on-update-of-ranges="Tabelle1.A3:Tabelle1.A13 Tabelle1.L3:Tabelle1.L13"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Tabelle1.D29" table:end-x="1.325cm" table:end-y="0.352cm" draw:z-index="2" draw:style-name="gr1" svg:width="7.999cm" svg:height="6.999cm" svg:x="0.1cm" svg:y="0.101cm">
              <draw:object draw:notify-on-update-of-ranges="Tabelle1.A2:Tabelle1.A13 Tabelle1.L2:Tabelle1.L13" xlink:href="./Object 3" xlink:type="simple" xlink:show="embed" xlink:actuate="onLoad"/>
              <draw:image xlink:href="./ObjectReplacements/Object 3" xlink:type="simple" xlink:show="embed" xlink:actuate="onLoad"/>
            </draw:frame>
            <draw:frame table:end-cell-address="Tabelle1.D29" table:end-x="1.325cm" table:end-y="0.352cm" draw:z-index="3" draw:style-name="gr1" svg:width="7.999cm" svg:height="6.999cm" svg:x="0.1cm" svg:y="0.101cm">
              <draw:object draw:notify-on-update-of-ranges="Tabelle1.A2:Tabelle1.A13 Tabelle1.L2:Tabelle1.L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.11.2011</text:date>, <text:time>16:1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1-11-21T13:42:05</meta:creation-date>
    <dc:date>2011-11-21T16:18:35</dc:date>
    <dc:creator>Carolin Wille</dc:creator>
    <meta:editing-duration>PT02H36M31S</meta:editing-duration>
    <meta:editing-cycles>40</meta:editing-cycles>
    <meta:generator>OpenOffice.org/3.2$Unix OpenOffice.org_project/320m19$Build-9505</meta:generator>
    <meta:document-statistic meta:table-count="3" meta:cell-count="1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159cm" svg:y="3.218cm" chart:style-name="ch2"/>
        <chart:plot-area chart:style-name="ch3" table:cell-range-address="Tabelle1.A4:Tabelle1.A13 Tabelle1.L4:Tabelle1.L13" svg:x="0.16cm" svg:y="0.14cm" svg:width="5.839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4:Tabelle1.L13" chart:class="chart:scatter">
            <chart:domain table:cell-range-address="Tabelle1.A4:Tabelle1.A13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 text:id="Tabelle1.A4:Tabelle1.A13">25</text:p>
              </table:table-cell>
              <table:table-cell office:value-type="float" office:value="-0.0257611241217799">
                <text:p text:id="Tabelle1.L4:Tabelle1.L13">-0.02576112412177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5">
                <text:p>27.5</text:p>
              </table:table-cell>
              <table:table-cell office:value-type="float" office:value="-0.0275373721479151">
                <text:p>-0.0275373721479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0.0324149108589952">
                <text:p>-0.032414910858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5">
                <text:p>32.5</text:p>
              </table:table-cell>
              <table:table-cell office:value-type="float" office:value="-0.0367278797996661">
                <text:p>-0.0367278797996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-0.0400682011935209">
                <text:p>-0.0400682011935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-0.0271565495207668">
                <text:p>-0.02715654952076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-0.0260162601626016">
                <text:p>-0.0260162601626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5">
                <text:p>42.5</text:p>
              </table:table-cell>
              <table:table-cell office:value-type="float" office:value="-0.0296359017781541">
                <text:p>-0.0296359017781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-0.0293609671848013">
                <text:p>-0.0293609671848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5">
                <text:p>47.5</text:p>
              </table:table-cell>
              <table:table-cell office:value-type="float" office:value="-0.0359447004608295">
                <text:p>-0.0359447004608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159cm" svg:y="3.218cm" chart:style-name="ch2"/>
        <chart:plot-area chart:style-name="ch3" table:cell-range-address="Tabelle1.A3:Tabelle1.A13 Tabelle1.L3:Tabelle1.L13" svg:x="0.16cm" svg:y="0.14cm" svg:width="5.839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3:Tabelle1.L13" chart:class="chart:scatter">
            <chart:domain table:cell-range-address="Tabelle1.A3:Tabelle1.A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">
                <text:p text:id="Tabelle1.A3:Tabelle1.A13">22.5</text:p>
              </table:table-cell>
              <table:table-cell office:value-type="float" office:value="-0.0255591054313099">
                <text:p text:id="Tabelle1.L3:Tabelle1.L13">-0.02555910543130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-0.0257611241217799">
                <text:p>-0.0257611241217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5">
                <text:p>27.5</text:p>
              </table:table-cell>
              <table:table-cell office:value-type="float" office:value="-0.0275373721479151">
                <text:p>-0.0275373721479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-0.0324149108589952">
                <text:p>-0.0324149108589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5">
                <text:p>32.5</text:p>
              </table:table-cell>
              <table:table-cell office:value-type="float" office:value="-0.0367278797996661">
                <text:p>-0.0367278797996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-0.0400682011935209">
                <text:p>-0.0400682011935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5">
                <text:p>37.5</text:p>
              </table:table-cell>
              <table:table-cell office:value-type="float" office:value="-0.0271565495207668">
                <text:p>-0.0271565495207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-0.0260162601626016">
                <text:p>-0.0260162601626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5">
                <text:p>42.5</text:p>
              </table:table-cell>
              <table:table-cell office:value-type="float" office:value="-0.0296359017781541">
                <text:p>-0.0296359017781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-0.0293609671848013">
                <text:p>-0.0293609671848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5">
                <text:p>47.5</text:p>
              </table:table-cell>
              <table:table-cell office:value-type="float" office:value="-0.0359447004608295">
                <text:p>-0.0359447004608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159cm" svg:y="3.218cm" chart:style-name="ch2"/>
        <chart:plot-area chart:style-name="ch3" table:cell-range-address="Tabelle1.A2:Tabelle1.A13 Tabelle1.L2:Tabelle1.L13" svg:x="0.16cm" svg:y="0.14cm" svg:width="5.839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13" chart:class="chart:scatter">
            <chart:domain table:cell-range-address="Tabelle1.A2:Tabelle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Tabelle1.A2:Tabelle1.A13">20</text:p>
              </table:table-cell>
              <table:table-cell office:value-type="float" office:value="-0.0107681263460157">
                <text:p text:id="Tabelle1.L2:Tabelle1.L13">-0.01076812634601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-0.0255591054313099">
                <text:p>-0.0255591054313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-0.0257611241217799">
                <text:p>-0.0257611241217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5">
                <text:p>27.5</text:p>
              </table:table-cell>
              <table:table-cell office:value-type="float" office:value="-0.0275373721479151">
                <text:p>-0.0275373721479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0.0324149108589952">
                <text:p>-0.0324149108589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">
                <text:p>32.5</text:p>
              </table:table-cell>
              <table:table-cell office:value-type="float" office:value="-0.0367278797996661">
                <text:p>-0.0367278797996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-0.0400682011935209">
                <text:p>-0.0400682011935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-0.0271565495207668">
                <text:p>-0.0271565495207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-0.0260162601626016">
                <text:p>-0.0260162601626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5">
                <text:p>42.5</text:p>
              </table:table-cell>
              <table:table-cell office:value-type="float" office:value="-0.0296359017781541">
                <text:p>-0.0296359017781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-0.0293609671848013">
                <text:p>-0.0293609671848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5">
                <text:p>47.5</text:p>
              </table:table-cell>
              <table:table-cell office:value-type="float" office:value="-0.0359447004608295">
                <text:p>-0.0359447004608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6.159cm" svg:y="3.218cm" chart:style-name="ch2"/>
        <chart:plot-area chart:style-name="ch3" table:cell-range-address="Tabelle1.A2:Tabelle1.A13 Tabelle1.L2:Tabelle1.L13" svg:x="0.16cm" svg:y="0.14cm" svg:width="5.839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L2:Tabelle1.L13" chart:class="chart:scatter">
            <chart:domain table:cell-range-address="Tabelle1.A2:Tabelle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Tabelle1.A2:Tabelle1.A13">20</text:p>
              </table:table-cell>
              <table:table-cell office:value-type="float" office:value="-0.0107681263460157">
                <text:p text:id="Tabelle1.L2:Tabelle1.L13">-0.01076812634601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-0.0255591054313099">
                <text:p>-0.0255591054313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-0.0257611241217799">
                <text:p>-0.0257611241217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5">
                <text:p>27.5</text:p>
              </table:table-cell>
              <table:table-cell office:value-type="float" office:value="-0.0275373721479151">
                <text:p>-0.02753737214791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0.0324149108589952">
                <text:p>-0.0324149108589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">
                <text:p>32.5</text:p>
              </table:table-cell>
              <table:table-cell office:value-type="float" office:value="-0.0367278797996661">
                <text:p>-0.0367278797996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-0.0400682011935209">
                <text:p>-0.0400682011935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5">
                <text:p>37.5</text:p>
              </table:table-cell>
              <table:table-cell office:value-type="float" office:value="-0.0271565495207668">
                <text:p>-0.0271565495207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-0.0260162601626016">
                <text:p>-0.0260162601626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5">
                <text:p>42.5</text:p>
              </table:table-cell>
              <table:table-cell office:value-type="float" office:value="-0.0296359017781541">
                <text:p>-0.0296359017781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-0.0293609671848013">
                <text:p>-0.0293609671848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5">
                <text:p>47.5</text:p>
              </table:table-cell>
              <table:table-cell office:value-type="float" office:value="-0.0359447004608295">
                <text:p>-0.03594470046082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